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Biolinum" svg:font-family="'Linux Biolinum'"/>
    <style:font-face style:name="Linux Libertine" svg:font-family="'Linux Libertine'"/>
    <style:font-face style:name="Mangal1" svg:font-family="Mangal"/>
    <style:font-face style:name="Linux Libertine1" svg:font-family="'Linux Libertine'" style:font-adornments="Standard" style:font-pitch="variable"/>
    <style:font-face style:name="Source Sans Pro" svg:font-family="'Source Sans Pro'"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officeooo:paragraph-rsid="00329b07"/>
    </style:style>
    <style:style style:name="P3" style:family="paragraph" style:parent-style-name="Text_20_body">
      <style:text-properties officeooo:rsid="00339ebf" officeooo:paragraph-rsid="00339ebf"/>
    </style:style>
    <style:style style:name="P4" style:family="paragraph" style:parent-style-name="Text_20_body">
      <style:text-properties officeooo:paragraph-rsid="00339ebf"/>
    </style:style>
    <style:style style:name="P5" style:family="paragraph" style:parent-style-name="Text_20_body">
      <style:paragraph-properties fo:margin-left="1.251cm" fo:margin-right="0cm" fo:text-indent="0cm" style:auto-text-indent="false"/>
      <style:text-properties officeooo:paragraph-rsid="00329b07"/>
    </style:style>
    <style:style style:name="P6" style:family="paragraph" style:parent-style-name="Text_20_body">
      <style:paragraph-properties fo:margin-left="0cm" fo:margin-right="0cm" fo:text-indent="0cm" style:auto-text-indent="false"/>
      <style:text-properties officeooo:rsid="00329b07" officeooo:paragraph-rsid="00329b07"/>
    </style:style>
    <style:style style:name="P7" style:family="paragraph" style:parent-style-name="Text_20_body">
      <style:paragraph-properties fo:margin-left="0cm" fo:margin-right="0cm" fo:text-indent="0cm" style:auto-text-indent="false"/>
      <style:text-properties officeooo:rsid="00329b07" officeooo:paragraph-rsid="00339ebf"/>
    </style:style>
    <style:style style:name="P8" style:family="paragraph" style:parent-style-name="Text_20_body">
      <style:paragraph-properties fo:margin-left="0cm" fo:margin-right="0cm" fo:text-align="end" style:justify-single-word="false" fo:text-indent="0cm" style:auto-text-indent="false"/>
      <style:text-properties officeooo:rsid="00329b07" officeooo:paragraph-rsid="00329b07"/>
    </style:style>
    <style:style style:name="P9" style:family="paragraph" style:parent-style-name="Text_20_body">
      <style:paragraph-properties fo:margin-left="0cm" fo:margin-right="0cm" fo:text-indent="0cm" style:auto-text-indent="false"/>
      <style:text-properties officeooo:paragraph-rsid="00329b07"/>
    </style:style>
    <style:style style:name="P10" style:family="paragraph" style:parent-style-name="Text_20_body">
      <style:paragraph-properties fo:margin-left="0cm" fo:margin-right="0cm" fo:text-indent="0cm" style:auto-text-indent="false"/>
      <style:text-properties fo:font-weight="bold" officeooo:rsid="00329b07" officeooo:paragraph-rsid="00329b07" style:font-weight-asian="bold" style:font-weight-complex="bold"/>
    </style:style>
    <style:style style:name="P11" style:family="paragraph" style:parent-style-name="Text_20_body">
      <style:paragraph-properties fo:margin-left="0cm" fo:margin-right="0cm" fo:text-indent="0cm" style:auto-text-indent="false"/>
      <style:text-properties fo:font-weight="normal" officeooo:rsid="00329b07" officeooo:paragraph-rsid="00329b07" style:font-weight-asian="normal" style:font-weight-complex="normal"/>
    </style:style>
    <style:style style:name="P12" style:family="paragraph" style:parent-style-name="Text_20_body">
      <style:paragraph-properties fo:margin-left="0cm" fo:margin-right="0cm" fo:text-indent="0cm" style:auto-text-indent="false"/>
      <style:text-properties officeooo:rsid="00339ebf" officeooo:paragraph-rsid="00339ebf"/>
    </style:style>
    <style:style style:name="P13" style:family="paragraph" style:parent-style-name="Text_20_body">
      <style:paragraph-properties fo:margin-left="0cm" fo:margin-right="0cm" fo:text-indent="0cm" style:auto-text-indent="false"/>
      <style:text-properties officeooo:paragraph-rsid="00329b07"/>
    </style:style>
    <style:style style:name="T1" style:family="text">
      <style:text-properties officeooo:rsid="002f7797"/>
    </style:style>
    <style:style style:name="T2" style:family="text">
      <style:text-properties officeooo:rsid="00329b07"/>
    </style:style>
    <style:style style:name="T3" style:family="text">
      <style:text-properties fo:font-weight="normal" style:font-weight-asian="normal" style:font-weight-complex="normal"/>
    </style:style>
    <style:style style:name="T4" style:family="text">
      <style:text-properties fo:font-weight="normal" officeooo:rsid="00329b07" style:font-weight-asian="normal" style:font-weight-complex="normal"/>
    </style:style>
    <style:style style:name="T5" style:family="text">
      <style:text-properties fo:font-weight="normal" officeooo:rsid="00339ebf" style:font-weight-asian="normal" style:font-weight-complex="normal"/>
    </style:style>
    <style:style style:name="T6" style:family="text">
      <style:text-properties officeooo:rsid="00339eb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2">4</text:span>.06.2015</text:p>
      <text:p text:style-name="Text_20_body">Die FK möge beschließen:</text:p>
      <text:p text:style-name="P2">„D<text:span text:style-name="T2">er Antrag auf Beschluss der ersten Ordnung zur Änderung der Geschäftsordnung der Fachschaftenkonferenz der Rheinischen Friedrich-Wilhelms- Universität Bonn [FKGO]</text:span> wird wie folgt geändert:</text:p>
      <text:p text:style-name="P3"/>
      <text:p text:style-name="P4"><text:span text:style-name="T6">Ergänze folgenden Absatz:</text:span></text:p>
      <text:p text:style-name="P4"/>
      <text:p text:style-name="P2">(<text:span text:style-name="T1">1</text:span>) <text:span text:style-name="T2">In</text:span> <text:bookmark text:name="§25"/>§ 25 <text:span text:style-name="T2">wird als Absatz 8 eingefügt:</text:span></text:p>
      <text:p text:style-name="P5"><text:span text:style-name="T2">(8) Im Falle einer Wahlprüfung ist die Anweisung bzw. Auszahlung von AFsG und BFsG an die betreffende Fachschaft auszusetzen, bis alle angeforderten Unterlagen beim Wahlprüfungsausschuss eingegangen sind. Ist eine Wahlprüfung aufgrund fehlender Unterlagen nicht möglich, kann die betreffende Fachschaft für die betroffene Wahlperiode keine Anträge auf AFsG und BFsG stellen, außer sie hat diesen Umstand nachweislich nicht selbst zu verschulden.“</text:span></text:p>
      <text:p text:style-name="P5"/>
      <text:p text:style-name="P9"/>
      <text:p text:style-name="P8">Sven Zemanek</text:p>
      <text:p text:style-name="P6"/>
      <text:p text:style-name="P10">Begründung:</text:p>
      <text:p text:style-name="P11">Bei einer Wahlprüfung liegt die Frage auf der Hand, was es für Auswirkungen hat, wenn eine Fachschaft auf Anfragen des WPAF nicht reagiert oder einfach keine Unterlagen zusendet und so die Wahlprüfung erschwert oder unmöglich macht.</text:p>
      <text:p text:style-name="P9"><text:span text:style-name="T4">Offensichtlich muss in einem solchen Fall davon ausgegangen werden, dass die Wahl nicht ordnungsgemäß durchgeführt wurde. Dann bestünden erhebliche „</text:span>Bedenken gegen die Auszahlung der Gelder“ <text:span text:style-name="T2">(</text:span><text:span text:style-name="T4">§ 26 Abs. 7 FKGO) und die Fachschaft könnte bereits jetzt als logische Konsequenz keine AFsG erhalten.</text:span></text:p>
      <text:p text:style-name="P6"><text:span text:style-name="T3">Die vorgeschlagene Ergänzung würde die Konsequenzen einer Nichtkooperation bei der Wahlprüfung lediglich explizit und einheitlich festlegen.</text:span></text:p>
      <text:p text:style-name="P12"><text:span text:style-name="T3">Alternativ könne geregelt werden, dass in der betroffenen Wahlperiode keine Anträge gestellt werden können. Dies würde die „offensichtlich nicht ordentlich gewählte“ Fachschaft stärker treffen und weniger ihre Nachfolgerinnen und Nachfolger.</text:span></text:p>
      <text:p text:style-name="P7"><text:span text:style-name="T3">Dass bereits bis zum Eintreffen der Wahlunterlagen </text:span><text:span text:style-name="T5">die Auszahlung der Gelder gestoppt wird, hat den Hintergrund, dass somit niemand explizit die Feststellung zu treffen hat, dass eine Fachschaft bei der Wahlprüfung nicht kooperiert, da sich dies in der Praxis sehr schwierig gestalten würde. Es handelt sich in der Regel um einen Zeitraum von maximal zwei Wochen, was keine spürbaren Auswirkungen haben soll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nux Biolinum" svg:font-family="'Linux Biolinum'"/>
    <style:font-face style:name="Linux Libertine" svg:font-family="'Linux Libertine'"/>
    <style:font-face style:name="Mangal1" svg:font-family="Mangal"/>
    <style:font-face style:name="Linux Libertine1" svg:font-family="'Linux Libertine'" style:font-adornments="Standard" style:font-pitch="variable"/>
    <style:font-face style:name="Source Sans Pro" svg:font-family="'Source Sans Pro'"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nux Libertine"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nux Libertine"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1" fo:font-family="'Linux Libertine'" style:font-style-name="Standard"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nux Biolinum" fo:font-family="'Linux Biolinum'"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size-asian="10.5pt"/>
    </style:style>
    <style:style style:name="List" style:family="paragraph" style:parent-style-name="Text_20_body" style:class="list">
      <style:text-properties style:font-name="Linux Libertine" fo:font-family="'Linux Libertine'"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Linux Libertine" fo:font-family="'Linux Libertine'"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nux Libertine" fo:font-family="'Linux Libertine'"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Source Sans Pro" fo:font-family="'Source Sans Pro'" style:font-style-name="Fett" style:font-family-generic="swiss" style:font-pitch="variable" fo:font-size="2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ven Zemanek</meta:initial-creator>
    <meta:creation-date>2015-03-26T15:16:42.854229306</meta:creation-date>
    <dc:date>2015-06-24T01:10:27.783121280</dc:date>
    <dc:creator>Sven Zemanek</dc:creator>
    <meta:editing-duration>PT1H58M23S</meta:editing-duration>
    <meta:editing-cycles>23</meta:editing-cycles>
    <meta:generator>LibreOffice/4.3.7.2$Linux_X86_64 LibreOffice_project/430m0$Build-2</meta:generator>
    <meta:document-statistic meta:table-count="0" meta:image-count="0" meta:object-count="0" meta:page-count="1" meta:paragraph-count="13" meta:word-count="289" meta:character-count="2074" meta:non-whitespace-character-count="1798"/>
  </office:meta>
</office:document-meta>
</file>